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581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4.195cm" fo:min-width="2.802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4.068cm" fo:min-width="7.3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6.978cm"/>
    </style:style>
    <style:style style:name="P1" style:family="paragraph">
      <loext:graphic-properties draw:fill="none" draw:fill-color="#ffffff"/>
      <style:text-properties style:font-name="Roboto" fo:font-size="22pt" fo:font-weight="bold" fo:background-color="transparent" style:font-size-asian="22pt" style:font-size-complex="22pt"/>
    </style:style>
    <style:style style:name="P2" style:family="paragraph">
      <style:paragraph-properties fo:margin-top="0cm" fo:margin-bottom="0cm" fo:text-align="center"/>
    </style:style>
    <style:style style:name="P3" style:family="paragraph">
      <loext:graphic-properties draw:fill-color="#e0efd4"/>
      <style:paragraph-properties fo:margin-top="0cm" fo:margin-bottom="0cm" fo:text-align="center"/>
    </style:style>
    <style:style style:name="P4" style:family="paragraph">
      <loext:graphic-properties draw:fill-color="#adc5e7"/>
      <style:paragraph-properties fo:margin-top="0cm" fo:margin-bottom="0cm" fo:text-align="center"/>
      <style:text-properties style:font-name="Bitstream Vera Sans Mono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="none" draw:fill-color="#ffffff"/>
      <style:paragraph-properties fo:margin-top="0cm" fo:margin-bottom="0cm"/>
      <style:text-properties fo:font-weight="bold"/>
    </style:style>
    <style:style style:name="P7" style:family="paragraph">
      <loext:graphic-properties draw:fill="none" draw:fill-color="#ffffff"/>
      <style:paragraph-properties fo:margin-top="0cm" fo:margin-bottom="0cm"/>
      <style:text-properties style:font-name="Roboto" fo:font-size="22pt" fo:font-weight="bold" fo:background-color="transparent" style:font-size-asian="22pt" style:font-size-complex="22pt"/>
    </style:style>
    <style:style style:name="T1" style:family="text">
      <style:text-properties style:font-name="Roboto" fo:font-size="22pt" fo:font-weight="bold" fo:background-color="transparent" style:font-size-asian="22pt" style:font-size-complex="22pt"/>
    </style:style>
    <style:style style:name="T2" style:family="text">
      <style:text-properties style:font-name="Bitstream Vera Sans Mono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Bitstream Vera Sans Mono" fo:font-size="18pt" fo:font-style="normal" fo:text-shadow="none" style:text-underline-style="none" fo:font-weight="normal" style:letter-kerning="true" fo:background-color="#fff200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Bitstream Vera Sans Mono" fo:background-color="#fff200"/>
    </style:style>
    <style:style style:name="T6" style:family="text">
      <style:text-properties fo:font-weight="bold"/>
    </style:style>
    <style:style style:name="T7" style:family="text">
      <style:text-properties style:font-name="Roboto" fo:font-size="22pt" fo:font-weight="bold" fo:background-color="#fff200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81cm" svg:height="1.276cm" svg:x="0.735cm" svg:y="4.175cm">
          <draw:text-box>
            <text:p><text:span text:style-name="T1">“</text:span><text:span text:style-name="T1">I am a student”</text:span></text:p>
          </draw:text-box>
        </draw:frame>
        <draw:custom-shape draw:style-name="gr2" draw:text-style-name="P3" draw:layer="layout" svg:width="3.302cm" svg:height="4.445cm" svg:x="7.085cm" svg:y="2.778cm">
          <text:p text:style-name="P2">Enco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4.445cm" svg:x="21.436cm" svg:y="2.778cm">
          <text:p text:style-name="P2">Decod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874cm" svg:height="4.318cm" svg:x="12.292cm" svg:y="2.905cm">
          <text:p text:style-name="P2"><text:span text:style-name="T2"><text:s/></text:span><text:span text:style-name="T2">I <text:s text:c="6"/>[....] </text:span></text:p>
          <text:p text:style-name="P2"><text:span text:style-name="T3">am <text:s text:c="5"/></text:span><text:span text:style-name="T2">[....]</text:span></text:p>
          <text:p text:style-name="P2"><text:span text:style-name="T3">a <text:s text:c="6"/></text:span><text:span text:style-name="T2">[....]</text:span></text:p>
          <text:p text:style-name="P2"><text:span text:style-name="T4">student </text:span><text:span text:style-name="T5">[....]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265cm" svg:height="0.962cm" svg:x="14.081cm" svg:y="1.816cm">
          <draw:text-box>
            <text:p text:style-name="P5"><text:span text:style-name="T6">Encoded vector</text:span></text:p>
          </draw:text-box>
        </draw:frame>
        <draw:frame draw:style-name="gr5" draw:text-style-name="P7" draw:layer="layout" svg:width="7.784cm" svg:height="2.301cm" svg:x="25.78cm" svg:y="4.175cm">
          <draw:text-box>
            <text:p text:style-name="P5"><text:span text:style-name="T1">“</text:span><text:span text:style-name="T1">Soy una </text:span><text:span text:style-name="T7">estudiante</text:span><text:span text:style-name="T1">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23:45:03.149390178</meta:creation-date>
    <dc:date>2020-10-02T00:57:35.679351795</dc:date>
    <meta:editing-duration>PT21M3S</meta:editing-duration>
    <meta:editing-cycles>4</meta:editing-cycles>
    <meta:generator>LibreOffice/6.0.7.3$Linux_X86_64 LibreOffice_project/00m0$Build-3</meta:generator>
    <meta:document-statistic meta:object-count="6"/>
  </office:meta>
</office:document-meta>
</file>